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6833in" table:align="left"/>
    </style:style>
    <style:style style:name="Table1.A" style:family="table-column">
      <style:table-column-properties style:column-width="4.6833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8333in"/>
    </style:style>
    <style:style style:name="Table2" style:family="table">
      <style:table-properties style:width="4.6833in" table:align="left"/>
    </style:style>
    <style:style style:name="Table2.A" style:family="table-column">
      <style:table-column-properties style:column-width="4.6833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8333in"/>
    </style:style>
    <style:style style:name="P1" style:family="paragraph" style:parent-style-name="Table_20_Contents">
      <style:paragraph-properties fo:line-height="150%" style:writing-mode="page"/>
      <style:text-properties fo:font-size="14pt" officeooo:paragraph-rsid="0008ec2d" style:font-size-asian="14pt" style:font-size-complex="14pt"/>
    </style:style>
    <style:style style:name="P2" style:family="paragraph" style:parent-style-name="Table_20_Contents">
      <style:paragraph-properties fo:line-height="150%" style:writing-mode="page"/>
      <style:text-properties fo:font-size="14pt" officeooo:paragraph-rsid="000a8751" style:font-size-asian="14pt" style:font-size-complex="14pt"/>
    </style:style>
    <style:style style:name="P3" style:family="paragraph" style:parent-style-name="Table_20_Contents">
      <style:paragraph-properties fo:line-height="150%" style:writing-mode="page"/>
      <style:text-properties fo:font-size="14pt" officeooo:paragraph-rsid="000dd663" style:font-size-asian="14pt" style:font-size-complex="14pt"/>
    </style:style>
    <style:style style:name="P4" style:family="paragraph" style:parent-style-name="Table_20_Contents">
      <style:paragraph-properties fo:line-height="150%" style:writing-mode="page"/>
      <style:text-properties fo:font-size="14pt" fo:font-weight="normal" officeooo:paragraph-rsid="0008ec2d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line-height="150%" style:writing-mode="page"/>
      <style:text-properties fo:font-size="14pt" fo:font-weight="normal" officeooo:paragraph-rsid="000dd663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margin-top="0.1083in" fo:margin-bottom="0.1083in" loext:contextual-spacing="false" fo:text-align="center" style:justify-single-word="false" style:writing-mode="page"/>
      <style:text-properties fo:font-size="14pt" officeooo:rsid="00138a9e" officeooo:paragraph-rsid="00138a9e" style:font-size-asian="14pt" style:language-asian="zh" style:country-asian="TW" style:font-size-complex="14pt"/>
    </style:style>
    <style:style style:name="P7" style:family="paragraph" style:parent-style-name="Table_20_Contents">
      <style:paragraph-properties fo:margin-top="0.1083in" fo:margin-bottom="0.1083in" loext:contextual-spacing="false" fo:text-align="center" style:justify-single-word="false" style:writing-mode="page"/>
      <style:text-properties fo:font-size="14pt" officeooo:rsid="00138a9e" officeooo:paragraph-rsid="0014467f" style:font-size-asian="14pt" style:language-asian="zh" style:country-asian="TW" style:font-size-complex="14pt"/>
    </style:style>
    <style:style style:name="P8" style:family="paragraph" style:parent-style-name="Table_20_Contents">
      <style:paragraph-properties fo:line-height="150%" style:writing-mode="page"/>
      <style:text-properties fo:font-size="14pt" officeooo:paragraph-rsid="0014467f" style:font-size-asian="14pt" style:font-size-complex="14pt"/>
    </style:style>
    <style:style style:name="P9" style:family="paragraph" style:parent-style-name="Table_20_Contents">
      <style:paragraph-properties fo:line-height="115%" style:writing-mode="page"/>
      <style:text-properties fo:font-size="14pt" style:font-size-asian="14pt" style:font-size-complex="14pt"/>
    </style:style>
    <style:style style:name="P10" style:family="paragraph" style:parent-style-name="Table_20_Contents">
      <style:paragraph-properties fo:line-height="115%" style:writing-mode="page"/>
      <style:text-properties fo:font-size="14pt" officeooo:paragraph-rsid="00098bbf" style:font-size-asian="14pt" style:font-size-complex="14pt"/>
    </style:style>
    <style:style style:name="P11" style:family="paragraph" style:parent-style-name="Table_20_Contents">
      <style:paragraph-properties fo:line-height="115%" style:writing-mode="page"/>
      <style:text-properties fo:font-size="14pt" officeooo:paragraph-rsid="0014467f" style:font-size-asian="14pt" style:font-size-complex="14pt"/>
    </style:style>
    <style:style style:name="P12" style:family="paragraph" style:parent-style-name="Table_20_Contents">
      <style:paragraph-properties fo:line-height="115%" style:writing-mode="page"/>
      <style:text-properties fo:font-size="14pt" officeooo:paragraph-rsid="001717f3" style:font-size-asian="14pt" style:font-size-complex="14pt"/>
    </style:style>
    <style:style style:name="P13" style:family="paragraph" style:parent-style-name="Table_20_Contents">
      <style:paragraph-properties fo:line-height="150%" style:writing-mode="page"/>
      <style:text-properties fo:font-size="14pt" fo:font-weight="normal" officeooo:paragraph-rsid="0014a4d7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line-height="115%" style:writing-mode="page"/>
      <style:text-properties officeooo:paragraph-rsid="0014467f"/>
    </style:style>
    <style:style style:name="P15" style:family="paragraph" style:parent-style-name="Standard">
      <style:text-properties officeooo:paragraph-rsid="0014467f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164506" officeooo:paragraph-rsid="00164506" style:font-size-asian="14pt" style:font-size-complex="14pt"/>
    </style:style>
    <style:style style:name="P17" style:family="paragraph">
      <style:paragraph-properties fo:text-align="center"/>
    </style:style>
    <style:style style:name="T1" style:family="text">
      <style:text-properties officeooo:rsid="00098bbf"/>
    </style:style>
    <style:style style:name="T2" style:family="text">
      <style:text-properties officeooo:rsid="000a8751"/>
    </style:style>
    <style:style style:name="T3" style:family="text">
      <style:text-properties officeooo:rsid="000dd663"/>
    </style:style>
    <style:style style:name="T4" style:family="text">
      <style:text-properties officeooo:rsid="0013956a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44365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3956a" style:font-size-asian="14pt" style:font-weight-asian="normal" style:font-size-complex="14pt" style:font-weight-complex="normal"/>
    </style:style>
    <style:style style:name="T8" style:family="text">
      <style:text-properties fo:font-weight="normal" officeooo:rsid="0013956a" style:font-weight-asian="normal" style:font-weight-complex="normal"/>
    </style:style>
    <style:style style:name="T9" style:family="text">
      <style:text-properties officeooo:rsid="0014467f"/>
    </style:style>
    <style:style style:name="T10" style:family="text">
      <style:text-properties officeooo:rsid="0014a4d7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CounterConsoleMenu</text:p>
          </table:table-cell>
        </table:table-row>
        <table:table-row>
          <table:table-cell table:style-name="Table1.A2" office:value-type="string">
            <text:p text:style-name="P10"><text:s/>- <text:span text:style-name="T1">counter: Counter</text:span></text:p>
            <text:p text:style-name="P12"><text:s/>- <text:span text:style-name="T9">isContinue: boolean</text:span></text:p>
            <text:p text:style-name="P10"><text:s/>- <text:span text:style-name="T9">choice: int</text:span></text:p>
            <text:p text:style-name="P10"><text:s/>- <text:span text:style-name="T9">input: Scanner</text:span></text:p>
            <text:p text:style-name="P9"/>
          </table:table-cell>
        </table:table-row>
        <table:table-row table:style-name="Table1.3">
          <table:table-cell table:style-name="Table1.A2" office:value-type="string">
            <text:p text:style-name="P4"><text:span text:style-name="T9">CounterConsoleMenu</text:span>()</text:p>
            <text:p text:style-name="P1">+<text:span text:style-name="T9">DisplayMenu</text:span>(): void</text:p>
            <text:p text:style-name="P2">+<text:span text:style-name="T9">getUserInput</text:span>(): void</text:p>
            <text:p text:style-name="P2">+ <text:span text:style-name="T9">d</text:span>isplayCurrentValue(): void</text:p>
            <text:p text:style-name="P5">+incrementOne():<text:span text:style-name="T10">void</text:span></text:p>
            <text:p text:style-name="P13">+<text:span text:style-name="T10">decrement</text:span>One():<text:span text:style-name="T10">void</text:span></text:p>
            <text:p text:style-name="P3">+<text:span text:style-name="T10">getIsContinue</text:span>( <text:span text:style-name="T3">)</text:span>: <text:span text:style-name="T10">boolean</text:span></text:p>
            <text:p text:style-name="P3">+<text:span text:style-name="T10">quie</text:span>( ): <text:span text:style-name="T10">void</text:span></text:p>
            <text:p text:style-name="P3">+<text:span text:style-name="T10">getCounterValue</text:span>( ): <text:span text:style-name="T10">int</text:span></text:p>
            <text:p text:style-name="P3"/>
          </table:table-cell>
        </table:table-row>
      </table:table>
      <text:p text:style-name="Standard"><draw:line text:anchor-type="paragraph" draw:z-index="0" draw:name="Shape1" draw:style-name="gr1" draw:text-style-name="P17" svg:x1="2.3252in" svg:y1="0.0102in" svg:x2="2.3417in" svg:y2="1.0409in"><text:p/></draw:line></text:p>
      <text:p text:style-name="Standard"/>
      <text:p text:style-name="P16"><text:s text:c="50"/>uses</text:p>
      <text:p text:style-name="P15"/>
      <text:p text:style-name="P15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Counter</text:p>
          </table:table-cell>
        </table:table-row>
        <table:table-row>
          <table:table-cell table:style-name="Table2.A2" office:value-type="string">
            <text:p text:style-name="P8"><text:s/>- <text:span text:style-name="T4">counterNum: int</text:span></text:p>
          </table:table-cell>
        </table:table-row>
        <table:table-row table:style-name="Table2.3">
          <table:table-cell table:style-name="Table2.A2" office:value-type="string">
            <text:p text:style-name="P14"><text:span text:style-name="T5">+</text:span><text:span text:style-name="T6">Counter</text:span><text:span text:style-name="T5">()</text:span></text:p>
            <text:p text:style-name="P14"><text:span text:style-name="T5">+</text:span><text:span text:style-name="T7">incrementOne</text:span><text:span text:style-name="T5">(): </text:span><text:span text:style-name="T7">void</text:span></text:p>
            <text:p text:style-name="P11">+<text:span text:style-name="T4">decre</text:span><text:span text:style-name="T8">mentOne</text:span>(): <text:span text:style-name="T8">void</text:span></text:p>
            <text:p text:style-name="P11">+<text:span text:style-name="T4">resetToZero</text:span>(<text:span text:style-name="T4">)</text:span>: void</text:p>
            <text:p text:style-name="P11">+<text:span text:style-name="T4">getCounterValue</text:span>( ): <text:span text:style-name="T4">int</text:span></text:p>
            <text:p text:style-name="P1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3:39:49.569000000</meta:creation-date>
    <dc:date>2020-12-31T11:44:04.591000000</dc:date>
    <meta:editing-duration>PT1H20S</meta:editing-duration>
    <meta:editing-cycles>13</meta:editing-cycles>
    <meta:generator>LibreOffice/5.4.6.2$Windows_X86_64 LibreOffice_project/4014ce260a04f1026ba855d3b8d91541c224eab8</meta:generator>
    <meta:document-statistic meta:table-count="2" meta:image-count="0" meta:object-count="0" meta:page-count="1" meta:paragraph-count="22" meta:word-count="47" meta:character-count="459" meta:non-whitespace-character-count="379"/>
  </office:meta>
</office:document-meta>
</file>